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hot springs'
water supply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certainly very steamy in here. My
glasses are fogging up.</text:p>
          </table:table-cell>
          <table:table-cell table:number-columns-repeated="1020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then, where is that little rascal of
a monster〜?</text:p>
          </table:table-cell>
          <table:table-cell table:number-columns-repeated="1020"/>
        </table:table-row>
        <table:table-row>
          <table:table-cell table:style-name="ce0" office:value-type="string">
            <text:p>痛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f!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style-name="ce0"/>
          <table:table-cell table:style-name="ce0"/>
          <table:table-cell table:style-name="ce0" office:value-type="string">
            <text:p>Wh-What is this...?! It's like there's an
invisible wall right in front of me...!</text:p>
          </table:table-cell>
          <table:table-cell table:number-columns-repeated="1020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true... like some sort of warm, fleshy
wall that we can't see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uld make this...!</text:p>
          </table:table-cell>
          <table:table-cell table:number-columns-repeated="1020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style-name="ce0"/>
          <table:table-cell table:style-name="ce0"/>
          <table:table-cell table:style-name="ce0" office:value-type="string">
            <text:p>Be careful, everyone!! It is a monster!</text:p>
          </table:table-cell>
          <table:table-cell table:number-columns-repeated="1020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m, the water supply seems to be moving
much faster, now.</text:p>
          </table:table-cell>
          <table:table-cell table:number-columns-repeated="1020"/>
        </table:table-row>
        <table:table-row>
          <table:table-cell table:style-name="ce0" office:value-type="string">
            <text:p>さっきの魔物がふさいでい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onster was the one plugging
it up.</text:p>
          </table:table-cell>
          <table:table-cell table:number-columns-repeated="1020"/>
        </table:table-row>
        <table:table-row>
          <table:table-cell table:style-name="ce0" office:value-type="string">
            <text:p>じゃあ、これで温泉復活だ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this mean we can finally get our R &amp; R
at the springs, yet?!</text:p>
          </table:table-cell>
          <table:table-cell table:number-columns-repeated="1020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! Let's get back to the Secret Spring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